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04e4d" draw:textarea-horizontal-align="justify" draw:textarea-vertical-align="middle" draw:auto-grow-height="false" fo:min-height="1.094cm" fo:min-width="3.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00b274" draw:textarea-horizontal-align="justify" draw:textarea-vertical-align="middle" draw:auto-grow-height="false" fo:min-height="0.946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6.3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01cm" fo:min-width="4.348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b27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5.5cm" svg:height="1.9cm" svg:x="4.4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1cm" svg:y1="3.8cm" svg:x2="7.1cm" svg:y2="5.9cm">
          <text:p/>
        </draw:line>
        <draw:custom-shape draw:style-name="gr1" draw:text-style-name="P2" draw:layer="layout" svg:width="5.5cm" svg:height="1.9cm" svg:x="4.1cm" svg:y="19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cm" svg:height="1.9cm" svg:x="3.5cm" svg:y="5.8cm">
          <text:p text:style-name="P1">Wprowadź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6.8cm" svg:height="3cm" svg:x="3.4cm" svg:y="10cm">
          <text:p text:style-name="P1">suma =a+b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cm" svg:y1="7.7cm" svg:x2="7cm" svg:y2="10cm">
          <text:p/>
        </draw:line>
        <draw:custom-shape draw:style-name="gr5" draw:text-style-name="P4" draw:layer="layout" svg:width="7.7cm" svg:height="2cm" svg:x="2.7cm" svg:y="15.3cm">
          <text:p text:style-name="P1">Wyprowadź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6.9cm" svg:y1="13cm" svg:x2="6.9cm" svg:y2="15.3cm">
          <text:p/>
        </draw:line>
        <draw:line draw:style-name="gr2" draw:text-style-name="P3" draw:layer="layout" svg:x1="6.9cm" svg:y1="17.3cm" svg:x2="6.9cm" svg:y2="1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35.411323498</meta:creation-date>
    <dc:date>2017-09-06T12:20:01.741209323</dc:date>
    <meta:editing-duration>PT9M28S</meta:editing-duration>
    <meta:editing-cycles>1</meta:editing-cycles>
    <meta:document-statistic meta:object-count="9"/>
    <meta:generator>LibreOffice/5.4.0.3$Linux_X86_64 LibreOffice_project/40m0$Build-3</meta:generator>
  </office:meta>
</office:document-meta>
</file>